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884" calcext:value-type="float">
            <text:p>78.3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1944" calcext:value-type="float">
            <text:p>75.7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0432" calcext:value-type="float">
            <text:p>77.3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8672" calcext:value-type="float">
            <text:p>74.7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7728" calcext:value-type="float">
            <text:p>75.5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200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199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6448" calcext:value-type="float">
            <text:p>65.3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199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9768" calcext:value-type="float">
            <text:p>65.1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198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4368" calcext:value-type="float">
            <text:p>63.9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42" calcext:value-type="float">
            <text:p>64.0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198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5064" calcext:value-type="float">
            <text:p>62.6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198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5648" calcext:value-type="float">
            <text:p>62.7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198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5101</text:p>
          </table:table-cell>
          <table:table-cell office:value-type="string" calcext:value-type="string">
            <text:p>197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